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116" officeooo:paragraph-rsid="000c5116"/>
    </style:style>
    <style:style style:name="P2" style:family="paragraph" style:parent-style-name="Standard">
      <style:paragraph-properties fo:text-align="center" style:justify-single-word="false"/>
      <style:text-properties officeooo:rsid="000c5116" officeooo:paragraph-rsid="000c5116"/>
    </style:style>
    <style:style style:name="P3" style:family="paragraph" style:parent-style-name="Standard">
      <style:paragraph-properties fo:text-align="end" style:justify-single-word="false"/>
      <style:text-properties officeooo:rsid="000c5116" officeooo:paragraph-rsid="000c5116"/>
    </style:style>
    <style:style style:name="P4" style:family="paragraph" style:parent-style-name="Standard">
      <style:paragraph-properties fo:text-align="start" style:justify-single-word="false"/>
      <style:text-properties fo:font-size="11pt" officeooo:rsid="000c5116" officeooo:paragraph-rsid="000c5116" style:font-size-asian="11pt" style:font-size-complex="11pt"/>
    </style:style>
    <style:style style:name="P5" style:family="paragraph" style:parent-style-name="Standard">
      <style:text-properties fo:font-size="11pt" officeooo:rsid="000c5116" officeooo:paragraph-rsid="000c511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c5116" officeooo:paragraph-rsid="000c5116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c5116" officeooo:paragraph-rsid="0014609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e2675" officeooo:paragraph-rsid="000e267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0e2675" officeooo:paragraph-rsid="0014609e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0ffdb7" officeooo:paragraph-rsid="000ffdb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0ffdb7" officeooo:paragraph-rsid="00111292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0ffdb7" officeooo:paragraph-rsid="0014609e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0c5116" officeooo:paragraph-rsid="000c5116" style:font-style-asian="italic" style:font-style-complex="italic"/>
    </style:style>
    <style:style style:name="P14" style:family="paragraph" style:parent-style-name="Standard">
      <style:text-properties fo:font-size="14pt" fo:font-weight="normal" officeooo:rsid="000c5116" officeooo:paragraph-rsid="000c511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normal" officeooo:rsid="000c5116" officeooo:paragraph-rsid="000c5116" style:font-size-asian="14pt" style:font-weight-asian="normal" style:font-size-complex="14pt" style:font-weight-complex="normal"/>
    </style:style>
    <style:style style:name="P16" style:family="paragraph" style:parent-style-name="Footnote">
      <style:text-properties officeooo:paragraph-rsid="000e2675"/>
    </style:style>
    <style:style style:name="P17" style:family="paragraph" style:parent-style-name="Footnote">
      <style:text-properties officeooo:rsid="000ffdb7" officeooo:paragraph-rsid="000ffdb7"/>
    </style:style>
    <style:style style:name="P18" style:family="paragraph" style:parent-style-name="Footnote">
      <style:text-properties fo:color="#333333" fo:font-size="8pt" fo:font-style="italic" style:font-size-asian="8pt" style:font-style-asian="italic" style:font-size-complex="8pt" style:font-style-complex="italic"/>
    </style:style>
    <style:style style:name="P19" style:family="paragraph" style:parent-style-name="Footnote">
      <style:text-properties fo:color="#333333" fo:font-size="8pt" fo:font-style="italic" officeooo:rsid="000ffdb7" officeooo:paragraph-rsid="000ffdb7" style:font-size-asian="8pt" style:font-style-asian="italic" style:font-size-complex="8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0e2675"/>
    </style:style>
    <style:style style:name="T3" style:family="text">
      <style:text-properties fo:font-variant="normal" fo:text-transform="none" fo:color="#333333" style:font-name="Liberation Serif" fo:font-size="8pt" fo:letter-spacing="normal" fo:font-style="italic" style:text-underline-style="none" fo:font-weight="normal" style:font-size-asian="8pt" style:font-style-asian="italic" style:font-size-complex="8pt" style:font-style-complex="italic"/>
    </style:style>
    <style:style style:name="T4" style:family="text">
      <style:text-properties fo:font-variant="normal" fo:text-transform="none" fo:color="#333333" style:font-name="Liberation Serif" fo:font-size="8pt" fo:letter-spacing="normal" fo:font-style="italic" style:text-underline-style="none" fo:font-weight="normal" officeooo:rsid="000ffdb7" style:font-size-asian="8pt" style:font-style-asian="italic" style:font-size-complex="8pt" style:font-style-complex="italic"/>
    </style:style>
    <style:style style:name="T5" style:family="text">
      <style:text-properties fo:color="#333333" style:font-name="Liberation Serif" fo:font-size="8pt" fo:font-style="italic" style:text-underline-style="none" officeooo:rsid="000e2675" style:font-size-asian="8pt" style:font-style-asian="italic" style:font-size-complex="8pt" style:font-style-complex="italic"/>
    </style:style>
    <style:style style:name="T6" style:family="text">
      <style:text-properties fo:color="#333333" fo:font-size="8pt" fo:font-style="italic" style:text-underline-style="none" style:font-size-asian="8pt" style:font-style-asian="italic" style:font-size-complex="8pt" style:font-style-complex="italic"/>
    </style:style>
    <style:style style:name="T7" style:family="text">
      <style:text-properties fo:color="#333333" fo:font-size="8pt" fo:font-style="italic" style:font-size-asian="8pt" style:font-style-asian="italic" style:font-size-complex="8pt" style:font-style-complex="italic"/>
    </style:style>
    <style:style style:name="T8" style:family="text">
      <style:text-properties officeooo:rsid="00111292"/>
    </style:style>
    <style:style style:name="T9" style:family="text">
      <style:text-properties officeooo:rsid="001301a2"/>
    </style:style>
    <style:style style:name="T10" style:family="text">
      <style:text-properties officeooo:rsid="001460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4"/>
      <text:p text:style-name="P15">Verified functional data structures and algorithms in Agda</text:p>
      <text:p text:style-name="P13">-Progress Report-</text:p>
      <text:p text:style-name="P1"/>
      <text:p text:style-name="P2"><text:span text:style-name="T1">Razvan Kusztos, </text:span><text:a xlink:type="simple" xlink:href="mailto:rek43@cam.ac.uk" text:style-name="Internet_20_link" text:visited-style-name="Visited_20_Internet_20_Link"><text:span text:style-name="T1">rek43@cam.ac.uk</text:span></text:a></text:p>
      <text:p text:style-name="P4"/>
      <text:p text:style-name="P4">Supervisor: <text:s text:c="13"/><text:span text:style-name="T10">Dr. </text:span>Timothy Gr<text:span text:style-name="T10">i</text:span>ffin</text:p>
      <text:p text:style-name="P4">Director of studies: <text:s/>Chris Hadley</text:p>
      <text:p text:style-name="P4">Overseer<text:span text:style-name="T10">s</text:span>: <text:s text:c="15"/><text:span text:style-name="T10">Dr. </text:span>Peter Sewell, </text:p>
      <text:p text:style-name="P4"><text:s text:c="33"/><text:span text:style-name="T10">Dr. </text:span>Markus Kuhn</text:p>
      <text:p text:style-name="P4"/>
      <text:p text:style-name="P6"/>
      <text:p text:style-name="P7">The project is evolving smoothly, according to the plan. A few changes were necessary due to finding new resources, some limitations of Agda, and the desire to generalise, even though most of the work consists of </text:p>
      <text:p text:style-name="P7">various modifications and proofs over the Finger Tree<text:note text:id="ftn0" text:note-class="footnote"><text:note-citation>1</text:note-citation><text:note-body><text:p text:style-name="P16"><text:span text:style-name="T5">Finger-Trees : A Simple General Purpose Data Structure, </text:span><text:span text:style-name="T3">Ralf Hinze and Ross Paterson</text:span><text:span text:style-name="T4">, 2006</text:span></text:p></text:note-body></text:note>, the concepts are valid for other datastructures.</text:p>
      <text:p text:style-name="P7">Finger Trees are an example of a nested datatype<text:note text:id="ftn1" text:note-class="footnote"><text:note-citation>2</text:note-citation><text:note-body><text:p text:style-name="P17"><text:span text:style-name="T7">Nested Datatypes, Richard Bird and Lambert Meertens</text:span> </text:p></text:note-body></text:note>, which is the reason why it has caught my interest to start with. Inductive definitions can be written, although the process is cumbersome. However, flattened views can be implemented, giving a neater approach.</text:p>
      <text:p text:style-name="P7">In this period, I have implemented 4 versions of the finger tree, <text:span text:style-name="T8">with associated algorithms.</text:span> The first one is a slight alteration of a previous version found on github<text:note text:id="ftn2" text:note-class="footnote"><text:note-citation>3</text:note-citation><text:note-body><text:p text:style-name="P17"><text:a xlink:type="simple" xlink:href="https://github.com/fkettelhoit/agda-fingertrees" text:style-name="Internet_20_link" text:visited-style-name="Visited_20_Internet_20_Link"><text:span text:style-name="T6">https://github.com/fkettelhoit/agda-fingertrees</text:span></text:a></text:p></text:note-body></text:note>, <text:span text:style-name="T2">making it runnable.</text:span> The <text:span text:style-name="T2">second</text:span> one <text:span text:style-name="T2">is</text:span> the natural improvement that introduces measurement caches. The third one is a dependent version of the second one. Finally, the fourth one is a rewriting of an Isabelle implementation<text:note text:id="ftn3" text:note-class="footnote"><text:note-citation>4</text:note-citation><text:note-body><text:p text:style-name="P17"><text:a xlink:type="simple" xlink:href="https://www21.in.tum.de/~lammich/autoref/Refine/FingerTree.html" text:style-name="Internet_20_link" text:visited-style-name="Visited_20_Internet_20_Link"><text:span text:style-name="T6">https://www21.in.tum.de/~lammich/autoref/Refine/FingerTree.html</text:span></text:a></text:p></text:note-body></text:note>. This was included because the Isabelle implementation redefines finger trees as a non-nested datatype, but keeps <text:span text:style-name="T9">level </text:span>invariants through repeated calculations. I though<text:span text:style-name="T10">t</text:span> it would be interesting, as a possible extension, to see the runtime of some operations on this version.</text:p>
      <text:p text:style-name="P7">Running inductive definitions on flattened views <text:span text:style-name="T2">becomes</text:span> complicated because of Agda’s termination check. <text:span text:style-name="T2">The compiler cannot figure out whether the tail of this view is structurally smaller than the whole. In fact, my idea was that implementing a dependent version of the finger tree will sort this problem. Although it provides a first step, it requires some additional machinery. </text:span></text:p>
      <text:p text:style-name="P9">Unfortunately, the ‘with’ construct in Agda, inspired by the ‘View from the left’ <text:note text:id="ftn4" text:note-class="footnote"><text:note-citation>5</text:note-citation><text:note-body><text:p text:style-name="P19">The view from the left, Conor McBride and James McKinna</text:p></text:note-body></text:note> doesn’t interact well with the termination checker and rejects many correct implementations, examples of which are provided with respect to simpler datatypes. The standard library provides a Well-Founded induction framework, that allows proofs about whether the ‘less than’ relation is well founded, constructing a wrapped datatype which is structurally recursive. I believe that by reimplementing this framework to work with an indexed relation (for the dependent case), I can finally overcome the dependency hell<text:note text:id="ftn5" text:note-class="footnote"><text:note-citation>6</text:note-citation><text:note-body><text:p text:style-name="P19">Programming FingerTrees in Coq, Matthiew Sozeau</text:p></text:note-body></text:note>. <text:span text:style-name="T9">Alternatively, the problem could be overcome by using the delay monad</text:span><text:span text:style-name="T9"><text:note text:id="ftn6" text:note-class="footnote"><text:note-citation>7</text:note-citation><text:note-body><text:p text:style-name="P18">Normalization by Evaluation in the Delay Monad, <text:span text:style-name="T10">Andreas Abel and James Chapman</text:span></text:p></text:note-body></text:note></text:span><text:span text:style-name="T9"> to express future computations – although complicating the project.</text:span></text:p>
      <text:p text:style-name="P12">Lastly, I have started to write the Introduction and Preparation chapters. I believe that since this is quite a niche topic, a carefully written introduction with plenty of motivating examples is necessary.</text:p>
      <text:p text:style-name="P12">The evaluation phase plans on running benchmarks to compare the dependent and non-dependent implementations of the FingerTree, comparing various implementations of the Random Access Sequence, and contain proofs of properties that the variants kept by the nested type (full 2-3 tree) as well as the dependent typing (measurement) enable. <text:span text:style-name="T8">A qualitative description of what programming with dependent types is like, limitations of Agda, and complications that arise will also be included. </text:span></text:p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6:53:03.728312025</meta:creation-date>
    <dc:date>2017-01-29T17:43:31.572193471</dc:date>
    <meta:editing-duration>PT10M16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548" meta:character-count="3770" meta:non-whitespace-character-count="3176"/>
  </office:meta>
</office:document-meta>
</file>